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728A916C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0.012cm" fo:margin-top="0cm" fo:margin-bottom="0cm" table:align="left" style:writing-mode="page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Tableau1.B38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0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51" style:family="table-row">
      <style:table-row-properties style:min-row-height="0.598cm" fo:keep-together="auto"/>
    </style:style>
    <style:style style:name="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3" style:family="paragraph" style:parent-style-name="normal">
      <style:paragraph-properties fo:text-align="center" style:justify-single-word="false"/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fo:orphans="0" fo:widows="0"/>
    </style:style>
    <style:style style:name="P6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normal">
      <style:paragraph-properties fo:orphans="0" fo:widows="0"/>
      <style:text-properties style:font-name="Montserrat" fo:font-size="10pt" officeooo:rsid="00071d99" officeooo:paragraph-rsid="00071d99" style:font-name-asian="Montserrat1" style:font-size-asian="10pt" style:font-name-complex="Montserrat1" style:font-size-complex="10pt"/>
    </style:style>
    <style:style style:name="P8" style:family="paragraph" style:parent-style-name="normal">
      <style:paragraph-properties fo:orphans="0" fo:widows="0"/>
      <style:text-properties style:font-name="Montserrat" fo:font-size="10pt" officeooo:rsid="000977e4" officeooo:paragraph-rsid="000977e4" style:font-name-asian="Montserrat1" style:font-size-asian="10pt" style:font-name-complex="Montserrat1" style:font-size-complex="10pt"/>
    </style:style>
    <style:style style:name="P9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10" style:family="paragraph" style:parent-style-name="normal">
      <style:paragraph-properties fo:orphans="0" fo:widows="0"/>
      <style:text-properties style:font-name="Montserrat" officeooo:rsid="00071d99" officeooo:paragraph-rsid="00071d99" style:font-name-asian="Montserrat1" style:font-name-complex="Montserrat1"/>
    </style:style>
    <style:style style:name="P11" style:family="paragraph" style:parent-style-name="normal">
      <style:paragraph-properties fo:orphans="0" fo:widows="0"/>
      <style:text-properties style:font-name="Montserrat" officeooo:rsid="000977e4" officeooo:paragraph-rsid="000977e4" style:font-name-asian="Montserrat1" style:font-name-complex="Montserrat1"/>
    </style:style>
    <style:style style:name="P12" style:family="paragraph" style:parent-style-name="normal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13" style:family="paragraph" style:parent-style-name="normal">
      <style:paragraph-properties fo:orphans="0" fo:widows="0"/>
      <style:text-properties officeooo:rsid="00071d99" officeooo:paragraph-rsid="00071d99"/>
    </style:style>
    <style:style style:name="P14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P15" style:family="paragraph" style:parent-style-name="normal">
      <style:paragraph-properties fo:orphans="0" fo:widows="0"/>
      <style:text-properties officeooo:rsid="000841a5" officeooo:paragraph-rsid="000841a5"/>
    </style:style>
    <style:style style:name="P16" style:family="paragraph" style:parent-style-name="normal">
      <style:paragraph-properties fo:orphans="0" fo:widows="0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3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4" style:family="text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style:font-name="Montserrat" officeooo:rsid="000b9e16" style:font-name-asian="Montserrat1" style:font-name-complex="Montserrat1"/>
    </style:style>
    <style:style style:name="T8" style:family="text">
      <style:text-properties fo:color="#ffffff" loext:opacity="100%" style:font-name="Montserrat" fo:font-weight="bold" style:font-name-asian="Montserrat1" style:font-weight-asian="bold" style:font-name-complex="Montserrat1"/>
    </style:style>
    <style:style style:name="T9" style:family="text">
      <style:text-properties fo:color="#ffffff" loext:opacity="100%" style:font-name="Montserrat" fo:font-size="10pt" fo:font-weight="bold" style:font-name-asian="Montserrat1" style:font-size-asian="10pt" style:font-weight-asian="bold" style:font-name-complex="Montserrat1" style:font-size-complex="10pt"/>
    </style:style>
    <style:style style:name="T10" style:family="text">
      <style:text-properties officeooo:rsid="000b9e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/>
      <text:p text:style-name="P4" loext:marker-style-name="T2"><text:span text:style-name="T2">Cahier de recette - Plan de test</text:span><text:span text:style-name="T3"> </text:span><text:span text:style-name="T2">End-to-End du parcours visiteur</text:span></text:p>
      <text:p text:style-name="P3" loext:marker-style-name="T2"/>
      <text:p text:style-name="normal" loext:marker-style-name="T4"><text:span text:style-name="T4">N.B. : Le nombre de scénarios n’est pas déterminé. On peut en ajouter ou en supprimer si besoin. </text:span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1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13" loext:marker-style-name="T6"><text:span text:style-name="T6">Dans la navbar, il y a plusieurs 4 boutons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13" loext:marker-style-name="T6"><text:span text:style-name="T7"><text:s/>J</text:span><text:span text:style-name="T6">e clique sur un des boutons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13" loext:marker-style-name="T6"><text:span text:style-name="T6">Le boutons mène à la section correspondante</text:span></text:p>
          </table:table-cell>
        </table:table-row>
        <table:table-row table:style-name="Tableau1.1">
          <table:table-cell table:style-name="Tableau1.A6" office:value-type="string">
            <text:p text:style-name="P14" loext:marker-style-name="T8"/>
          </table:table-cell>
          <table:table-cell table:style-name="Tableau1.B6" office:value-type="string">
            <text:p text:style-name="P9" loext:marker-style-name="T6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2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13" loext:marker-style-name="T6"><text:span text:style-name="T6">Dans le slider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13" loext:marker-style-name="T6"><text:span text:style-name="T7"><text:s/>L</text:span><text:span text:style-name="T6">es images défilent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13" loext:marker-style-name="T6"><text:span text:style-name="T6"><text:s/>Les images s’affichent de la plus récente à la plus ancienne</text:span>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4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7" loext:marker-style-name="T5">Dans le slid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/text:p>
          </table:table-cell>
          <table:table-cell table:style-name="Tableau1.B4" office:value-type="string">
            <text:p text:style-name="P7" loext:marker-style-name="T5"><text:s/><text:span text:style-name="T10">J</text:span>’appuie sur l’une des 3 puces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10" loext:marker-style-name="T6"><text:s/>La puce correspond à la slide affichée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5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/text:p>
          </table:table-cell>
          <table:table-cell table:style-name="Tableau1.B3" office:value-type="string">
            <text:p text:style-name="P15" loext:marker-style-name="T6"><text:span text:style-name="T6">Dans le slider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/text:p>
          </table:table-cell>
          <table:table-cell table:style-name="Tableau1.B4" office:value-type="string">
            <text:p text:style-name="P15" loext:marker-style-name="T6"><text:span text:style-name="T7"><text:s/>J</text:span><text:span text:style-name="T6">’appuie sur l’une des puces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/text:p>
          </table:table-cell>
          <table:table-cell table:style-name="Tableau1.B5" office:value-type="string">
            <text:p text:style-name="P15" loext:marker-style-name="T6"><text:span text:style-name="T6">La puce selectionnée est marquée par un point bleu</text:span></text:p>
            <text:p text:style-name="P15" loext:marker-style-name="T6"><text:span text:style-name="T6"/>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6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15" loext:marker-style-name="T6"><text:span text:style-name="T6">Dans le slider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15" loext:marker-style-name="T6"><text:span text:style-name="T6"><text:s/></text:span><text:span text:style-name="T7">U</text:span><text:span text:style-name="T6">n slide change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15" loext:marker-style-name="T6"><text:span text:style-name="T6">Les informations affichées correspondent </text:span><text:span text:style-name="T7">à</text:span><text:span text:style-name="T6"> l’image en affiché</text:span>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7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16" loext:marker-style-name="T6"><text:span text:style-name="T6">En consultant la liste des évènements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16" loext:marker-style-name="T6"><text:span text:style-name="T6"><text:s/></text:span><text:span text:style-name="T7">Je</text:span><text:span text:style-name="T6"> sélectionne une catégorie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16" loext:marker-style-name="T6"><text:span text:style-name="T6">La liste des évènements affiche uniquement les événements de la </text:span><text:soft-page-break/><text:span text:style-name="T6">catégorie sélectionnée.</text:span>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8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8" loext:marker-style-name="T5">En consultant la liste des évènements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8" loext:marker-style-name="T5">Sur la page principale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11" loext:marker-style-name="T6">Affiche le mois du durant lequel a eu lieu l’évènement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9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8" office:value-type="string">
            <text:p text:style-name="P8" loext:marker-style-name="T5">En consultant la liste des évènements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8" loext:marker-style-name="T5"><text:s/><text:span text:style-name="T10">J</text:span>e clique sur un des évènements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40" office:value-type="string">
            <text:p text:style-name="P8" loext:marker-style-name="T5">Une fenêtre modal s’affiche avec les informations de l’<text:span text:style-name="T10">é</text:span>vènement s<text:span text:style-name="T10">é</text:span>lectionné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10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11" loext:marker-style-name="T6">Dans le foot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8" loext:marker-style-name="T5">Sur la page principale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8" loext:marker-style-name="T5">Affiche une vignette avec le dernier évènement organisé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11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8" loext:marker-style-name="T5">Dans la partie contact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8" loext:marker-style-name="T5"><text:s/><text:span text:style-name="T10">J</text:span>e soumets le formulaire de contact en cliquant sur envoy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8" loext:marker-style-name="T5">Un message de confirmation d’envoi s’affiche</text:p>
          </table:table-cell>
        </table:table-row>
        <table:table-row table:style-name="Tableau1.5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</table:table>
      <text:p text:style-name="P12" loext:marker-style-name="T6"/>
      <text:p text:style-name="P12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1"><draw:image xlink:href="Pictures/100000010000014C000000728A916C4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10T11:10:46.678000000</dc:date>
    <meta:editing-duration>PT26M47S</meta:editing-duration>
    <meta:editing-cycles>3</meta:editing-cycles>
    <meta:generator>LibreOffice/24.2.1.2$Windows_X86_64 LibreOffice_project/db4def46b0453cc22e2d0305797cf981b68ef5ac</meta:generator>
    <meta:document-statistic meta:table-count="1" meta:image-count="1" meta:object-count="0" meta:page-count="2" meta:paragraph-count="73" meta:word-count="264" meta:character-count="1498" meta:non-whitespace-character-count="1295"/>
  </office:meta>
</office:document-meta>
</file>